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style:text-properties style:font-size-asian="20pt"/>
    </style:style>
    <style:style style:name="T1" style:family="text">
      <style:text-properties fo:color="#ff0000"/>
    </style:style>
    <style:style style:name="T2" style:family="text">
      <style:text-properties fo:color="#ff3366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>
          <draw:text-box>
            <text:p>HTK佮HTS原理</text:p>
          </draw:text-box>
        </draw:frame>
        <draw:frame presentation:style-name="pr2" draw:layer="layout" svg:width="24.639cm" svg:height="12.179cm" svg:x="1.4cm" svg:y="4.914cm" presentation:class="subtitle">
          <draw:text-box>
            <text:p>103/02/14 薛丞宏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音檔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聲音</text:p>
                <text:list>
                  <text:list-item>
                    <text:p>頻譜（音色）</text:p>
                  </text:list-item>
                  <text:list-item>
                    <text:p>頻率（音懸）</text:p>
                  </text:list-item>
                </text:list>
              </text:list-item>
              <text:list-item>
                <text:p>HTK會用著頻譜mfcc</text:p>
              </text:list-item>
              <text:list-item>
                <text:p>HTS會用著頻譜mgc佮頻率f0</text:p>
                <text:list>
                  <text:list-item>
                    <text:p>使用時攏用頻率對數（log f0, lf0）來算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TK訓練過程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準備資料</text:p>
                <text:list>
                  <text:list-item>
                    <text:p>音檔</text:p>
                  </text:list-item>
                  <text:list-item>
                    <text:p>記錄音檔唸啥物的文本</text:p>
                    <text:list>
                      <text:list-item>
                        <text:p>愛人工先一句一句切</text:p>
                      </text:list-item>
                      <text:list-item>
                        <text:p>一句話上好莫超過十五字</text:p>
                      </text:list-item>
                    </text:list>
                  </text:list-item>
                </text:list>
              </text:list-item>
              <text:list-item>
                <text:p>頭仔先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TK訓練過程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會先統計逐个音的頻譜特徵</text:p>
                <text:list>
                  <text:list-item>
                    <text:p>高斯混合模型(Gaussion Mixture Model, GMM)</text:p>
                  </text:list-item>
                </text:list>
              </text:list-item>
              <text:list-item>
                <text:p>親像</text:p>
                <text:list>
                  <text:list-item>
                    <text:p>甲.我欲坐<text:span text:style-name="T1">火</text:span>車踅臺灣一hui。</text:p>
                  </text:list-item>
                  <text:list-item>
                    <text:p>乙.伊上愛櫻<text:span text:style-name="T2">花</text:span>。</text:p>
                  </text:list-item>
                </text:list>
              </text:list-item>
              <text:list-item>
                <text:p>hue1</text:p>
                <text:list>
                  <text:list-item>
                    <text:p>甲音檔30％～40％</text:p>
                  </text:list-item>
                  <text:list-item>
                    <text:p>乙音檔80％～100％</text:p>
                  </text:list-item>
                  <text:list-item>
                    <text:p>會當統計hue的頻譜高斯模型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TK訓練過程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閣提hue1佮其他的模型來切音</text:p>
                <text:list>
                  <text:list-item>
                    <text:p>會當得著新的時間</text:p>
                  </text:list-item>
                </text:list>
              </text:list-item>
              <text:list-item>
                <text:p>hue1</text:p>
                <text:list>
                  <text:list-item>
                    <text:p>甲音檔26％～35％</text:p>
                  </text:list-item>
                  <text:list-item>
                    <text:p>乙音檔77％～100％</text:p>
                  </text:list-item>
                  <text:list-item>
                    <text:p>會當統計hue新的頻譜模型</text:p>
                  </text:list-item>
                </text:list>
              </text:list-item>
              <text:list-item>
                <text:p>按呢重估幾仔遍就會使提著粗用的模型</text:p>
                <text:list>
                  <text:list-item>
                    <text:p>閣會當加混合數量、參考前後音…效果會愈好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TS訓練過程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準備資料</text:p>
                <text:list>
                  <text:list-item>
                    <text:p>音檔</text:p>
                  </text:list-item>
                  <text:list-item>
                    <text:p>記錄音檔唸啥物的文本</text:p>
                    <text:list>
                      <text:list-item>
                        <text:p>愛先用HTK先一音一音切</text:p>
                        <text:list>
                          <text:list-item>
                            <text:p>用人工切效果進步有限（政源）</text:p>
                          </text:list-item>
                        </text:list>
                      </text:list-item>
                      <text:list-item>
                        <text:p>一句話上好莫超過十五字</text:p>
                      </text:list-item>
                    </text:list>
                  </text:list-item>
                  <text:list-item>
                    <text:p>音標分類問題集</text:p>
                    <text:list>
                      <text:list-item>
                        <text:p>ang、ing、ong相倚</text:p>
                      </text:list-item>
                      <text:list-item>
                        <text:p>am、im、om相倚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TS訓練過程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佮HTK仝款先重估</text:p>
                <text:list>
                  <text:list-item>
                    <text:p>用高斯模型，加混合效果無較好（揣無來源論文）</text:p>
                  </text:list-item>
                </text:list>
              </text:list-item>
              <text:list-item>
                <text:p>親像</text:p>
                <text:list>
                  <text:list-item>
                    <text:p>甲.我欲坐<text:span text:style-name="T1">火</text:span>車踅臺灣一hui。</text:p>
                  </text:list-item>
                  <text:list-item>
                    <text:p>乙.伊上愛櫻<text:span text:style-name="T2">花</text:span>。</text:p>
                  </text:list-item>
                </text:list>
              </text:list-item>
              <text:list-item>
                <text:p>「坐火」佮「櫻花」的hue可能無仝款</text:p>
                <text:list>
                  <text:list-item>
                    <text:p>-e hue、-ng h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HTS訓練過程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所以hue愛考慮前後</text:p>
                <text:list>
                  <text:list-item>
                    <text:p>統計的音標數量變三次方</text:p>
                  </text:list-item>
                  <text:list-item>
                    <text:p>逐个音標的音檔傷少</text:p>
                  </text:list-item>
                  <text:list-item>
                    <text:p>愛佮相倚的音標當做仝款做伙統計</text:p>
                  </text:list-item>
                  <text:list-item>
                    <text:p>用決策樹(Decision Tree)分類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TW'" style:font-family-generic="roman" style:font-pitch="variable" fo:font-size="24pt" fo:language="en" fo:country="US" style:font-family-asian="文泉驛微米黑" style:font-family-generic-asian="system" style:font-pitch-asian="variable" style:font-size-asian="24pt" style:language-asian="zh" style:country-asian="TW" style:font-family-complex="文泉驛微米黑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文泉驛微米黑" style:font-family-generic="roman" style:font-pitch="variable" fo:font-size="18pt" fo:font-style="normal" fo:text-shadow="none" style:text-underline-style="none" fo:font-weight="normal" style:letter-kerning="true" style:font-family-asian="文泉驛微米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文泉驛微米黑" style:font-family-generic="roman" style:font-pitch="variable" fo:font-size="20pt" fo:font-style="normal" fo:text-shadow="none" style:text-underline-style="none" fo:font-weight="normal" style:letter-kerning="true" style:font-family-asian="文泉驛微米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文泉驛微米黑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文泉驛微米黑" style:font-family-generic="roman" style:font-pitch="variable" fo:font-size="32pt" fo:font-style="normal" fo:text-shadow="none" style:text-underline-style="none" fo:font-weight="normal" style:letter-kerning="true" style:font-family-asian="文泉驛微米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文泉驛微米黑" style:font-family-generic="roman" style:font-pitch="variable" fo:font-size="44pt" fo:font-style="normal" fo:text-shadow="none" style:text-underline-style="none" fo:font-weight="normal" style:letter-kerning="true" style:font-family-asian="文泉驛微米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hc </meta:initial-creator>
    <meta:creation-date>2014-02-14T10:05:12</meta:creation-date>
    <dc:date>2014-02-14T10:49:12</dc:date>
    <dc:creator>Ihc </dc:creator>
    <meta:editing-duration>PT37M9S</meta:editing-duration>
    <meta:editing-cycles>18</meta:editing-cycles>
    <meta:generator>LibreOffice/3.5$Linux_X86_64 LibreOffice_project/350m1$Build-2</meta:generator>
    <meta:document-statistic meta:object-count="53"/>
  </office:meta>
</office:document-meta>
</file>